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554*"/>
    </style:style>
    <style:style style:name="TABLE_5f_01.B" style:display-name="TABLE_01.B" style:family="table-column">
      <style:table-column-properties style:column-width="13.737cm" style:rel-column-width="7788*"/>
    </style:style>
    <style:style style:name="TABLE_5f_01.C" style:display-name="TABLE_01.C" style:family="table-column">
      <style:table-column-properties style:column-width="2.663cm" style:rel-column-width="1510*"/>
    </style:style>
    <style:style style:name="TABLE_5f_01.D" style:display-name="TABLE_01.D" style:family="table-column">
      <style:table-column-properties style:column-width="2.545cm" style:rel-column-width="1443*"/>
    </style:style>
    <style:style style:name="TABLE_5f_01.E" style:display-name="TABLE_01.E" style:family="table-column">
      <style:table-column-properties style:column-width="3.387cm" style:rel-column-width="1920*"/>
    </style:style>
    <style:style style:name="TABLE_5f_01.F" style:display-name="TABLE_01.F" style:family="table-column">
      <style:table-column-properties style:column-width="3.39cm" style:rel-column-width="1922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8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9" style:family="paragraph" style:parent-style-name="Table_20_Contents">
      <style:paragraph-properties fo:text-align="center" style:justify-single-word="false"/>
      <style:text-properties officeooo:rsid="000d285a" officeooo:paragraph-rsid="000d285a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officeooo:rsid="000e67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Приложение № 2</text:p>
      <text:p text:style-name="P2"><text:span text:style-name="T2">к</text:span> <text:span text:style-name="T2">Положению </text:span>о документообороте внутренних <text:span text:style-name="T2">документов<text:line-break/></text:span>Открытого <text:span text:style-name="T2">акционерного</text:span> <text:span text:style-name="T2">общества<text:line-break/></text:span>«Акционерный <text:span text:style-name="T2">коммерческий</text:span> <text:span text:style-name="T2">банк</text:span> «Пермь»</text:p>
      <text:p text:style-name="P4">ПЕРЕЧЕНЬ<text:line-break/>внутренних документов ОАО АКБ «Пермь»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8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рган управления, утвердивший документ</text:p>
          </table:table-cell>
          <table:table-cell table:style-name="TABLE_5f_01.A1" office:value-type="string">
            <text:p text:style-name="P6">Дата утверждения</text:p>
          </table:table-cell>
          <table:table-cell table:style-name="TABLE_5f_01.A1" office:value-type="string">
            <text:p text:style-name="Table_20_Heading">Ответств. за поддержание в актуальном состоянии</text:p>
          </table:table-cell>
          <table:table-cell table:style-name="TABLE_5f_01.F1" office:value-type="string">
            <text:p text:style-name="Table_20_Heading"/>
          </table:table-cell>
        </table:table-row>
        <table:table-row table:style-name="TABLE_5f_01.1">
          <table:table-cell table:style-name="TABLE_5f_01.A2" office:value-type="string">
            <text:p text:style-name="P9">[NN]</text:p>
          </table:table-cell>
          <table:table-cell table:style-name="TABLE_5f_01.B2" office:value-type="string">
            <text:p text:style-name="Table_20_Contents"><text:span text:style-name="T3">[PART].[NNP] </text:span>[NAME]</text:p>
          </table:table-cell>
          <table:table-cell table:style-name="TABLE_5f_01.C2" office:value-type="string">
            <text:p text:style-name="Table_20_Contents">[ORGAN]</text:p>
          </table:table-cell>
          <table:table-cell table:style-name="TABLE_5f_01.D2" office:value-type="string">
            <text:p text:style-name="P5">[APPROVED]</text:p>
          </table:table-cell>
          <table:table-cell table:style-name="TABLE_5f_01.E2" office:value-type="string">
            <text:p text:style-name="Table_20_Contents">[RESPONSIBLE]</text:p>
          </table:table-cell>
          <table:table-cell table:style-name="TABLE_5f_01.F2" office:value-type="string">
            <text:p text:style-name="Table_20_Contents">[PLACE]</text:p>
          </table:table-cell>
        </table:table-row>
      </table:table>
      <text:p text:style-name="Preformatted_20_Text"/>
      <text:p text:style-name="P3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6T15:04:32</dc:date>
    <meta:generator>LibreOffice/3.6$Linux_X86_64 LibreOffice_project/360m1$Build-2</meta:generator>
    <meta:editing-duration>PT4H33M42S</meta:editing-duration>
    <meta:editing-cycles>56</meta:editing-cycles>
    <dc:creator>Роберт Бикмансуров</dc:creator>
    <meta:document-statistic meta:table-count="1" meta:image-count="0" meta:object-count="0" meta:page-count="1" meta:paragraph-count="17" meta:word-count="61" meta:character-count="465" meta:non-whitespace-character-count="422"/>
  </office:meta>
</office:document-meta>
</file>